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5000000A7327CD09528BC987E.png" manifest:media-type="image/png"/>
  <manifest:file-entry manifest:full-path="Pictures/1000000000000AE700000831BEFF40D0EED464A3.jpg" manifest:media-type="image/jpeg"/>
  <manifest:file-entry manifest:full-path="Pictures/1000000000000AE60000083195A76240D72465C1.jpg" manifest:media-type="image/jpeg"/>
  <manifest:file-entry manifest:full-path="Pictures/100000000000089800000672029E85EF701EDF7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4cm" fo:min-width="5.426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fo:min-height="12.512cm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Заглавие6-subtitle">
      <style:graphic-properties draw:stroke="none" draw:fill="none" draw:fill-color="#ffffff" draw:textarea-horizontal-align="justify" draw:textarea-vertical-align="top" fo:min-height="6.2cm" draw:shadow-color="#808080"/>
    </style:style>
    <style:style style:name="pr2" style:family="presentation" style:parent-style-name="Заглавие6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Заглавие6-subtitle">
      <style:graphic-properties draw:stroke="none" draw:fill="none" draw:fill-color="#ffffff" draw:textarea-horizontal-align="justify" draw:textarea-vertical-align="top" fo:min-height="0.8cm" draw:shadow-color="#808080"/>
    </style:style>
    <style:style style:name="pr4" style:family="presentation" style:parent-style-name="Заглавие6-notes">
      <style:graphic-properties draw:fill-color="#ffffff" fo:min-height="11.43cm"/>
    </style:style>
    <style:style style:name="pr5" style:family="presentation" style:parent-style-name="Заглавие1-title">
      <style:graphic-properties draw:stroke="none" draw:fill="none" draw:fill-color="#ffffff" draw:textarea-horizontal-align="justify" draw:textarea-vertical-align="middle" draw:auto-grow-height="false" draw:auto-grow-width="false" fo:min-height="2.34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Заглавие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0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Заглавие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8" style:family="presentation" style:parent-style-name="Заглавие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end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end"/>
      <style:text-properties fo:font-size="20pt" fo:language="ru" fo:country="RU" style:font-size-asian="20pt" style:language-asian="ru" style:country-asian="RU" style:font-size-complex="20pt" style:language-complex="ru" style:country-complex="RU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fo:font-size="20pt" fo:language="ru" fo:country="RU" style:font-size-asian="20pt" style:language-asian="ru" style:country-asian="RU" style:font-size-complex="20pt" style:language-complex="ru" style:country-complex="RU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 style:punctuation-wrap="hanging" style:line-break="strict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.1cm" fo:margin-bottom="0.1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language="ru" fo:country="RU" style:language-asian="ru" style:country-asian="RU" style:language-complex="ru" style:country-complex="RU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 style:font-name="Calibri" fo:font-size="20pt" fo:language="ru" fo:country="RU" style:font-size-asian="20pt" style:language-asian="ru" style:country-asian="RU" style:font-size-complex="20pt" style:language-complex="ru" style:country-complex="RU"/>
    </style:style>
    <style:style style:name="T3" style:family="text">
      <style:text-properties fo:language="ru" fo:country="RU" style:language-asian="ru" style:country-asian="RU" style:language-complex="ru" style:country-complex="RU"/>
    </style:style>
    <style:style style:name="T4" style:family="text">
      <style:text-properties fo:color="#ffffff" fo:font-size="32pt" fo:language="ru" fo:country="RU" style:font-size-asian="32pt" style:language-asian="ru" style:country-asian="RU" style:font-size-complex="32pt" style:language-complex="ru" style:country-complex="RU"/>
    </style:style>
    <style:style style:name="T5" style:family="text">
      <style:text-properties fo:color="#404040" fo:font-size="28pt" fo:language="ru" fo:country="RU" style:font-size-asian="28pt" style:language-asian="ru" style:country-asian="RU" style:font-size-complex="28pt" style:language-complex="ru" style:country-complex="RU"/>
    </style:style>
    <style:style style:name="T6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T7" style:family="text">
      <style:text-properties fo:color="#ffffff" fo:language="ru" fo:country="RU" style:language-asian="ru" style:country-asian="RU" style:language-complex="ru" style:country-complex="RU"/>
    </style:style>
    <style:style style:name="T8" style:family="text">
      <style:text-properties fo:color="#ffffff" fo:language="ru" fo:country="RU" style:font-name-asian="Times New Roman" style:language-asian="ru" style:country-asian="RU" style:font-name-complex="Times New Roman" style:language-complex="ru" style:country-complex="RU"/>
    </style:style>
    <style:style style:name="T9" style:family="text">
      <style:text-properties fo:font-size="26pt" fo:language="ru" fo:country="RU" style:font-size-asian="26pt" style:language-asian="ru" style:country-asian="RU" style:font-size-complex="26pt" style:language-complex="ru" style:country-complex="RU"/>
    </style:style>
    <style:style style:name="T10" style:family="text">
      <style:text-properties fo:font-size="24pt" fo:language="ru" fo:country="RU" style:font-size-asian="24pt" style:language-asian="ru" style:country-asian="RU" style:font-size-complex="24pt" style:language-complex="ru" style:country-complex="RU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/>
        <style:text-properties style:font-name="Arial" fo:color="#17375e" fo:font-size="100%"/>
      </text:list-level-style-bullet>
      <text:list-level-style-bullet text:level="3" text:bullet-char="•">
        <style:list-level-properties text:space-before="2.54cm"/>
        <style:text-properties style:font-name="Arial" fo:color="#595959" fo:font-size="100%"/>
      </text:list-level-style-bullet>
      <text:list-level-style-bullet text:level="4" text:bullet-char="–">
        <style:list-level-properties text:space-before="3.81cm"/>
        <style:text-properties style:font-name="Arial" fo:color="#7f7f7f" fo:font-size="100%"/>
      </text:list-level-style-bullet>
      <text:list-level-style-bullet text:level="5" text:bullet-char="»">
        <style:list-level-properties text:space-before="5.08cm"/>
        <style:text-properties style:font-name="Arial" fo:color="#a6a6a6" fo:font-size="100%"/>
      </text:list-level-style-bullet>
      <text:list-level-style-bullet text:level="6" text:bullet-char="»">
        <style:list-level-properties text:space-before="5.08cm"/>
        <style:text-properties style:font-name="Arial" fo:color="#a6a6a6" fo:font-size="100%"/>
      </text:list-level-style-bullet>
      <text:list-level-style-bullet text:level="7" text:bullet-char="»">
        <style:list-level-properties text:space-before="5.08cm"/>
        <style:text-properties style:font-name="Arial" fo:color="#a6a6a6" fo:font-size="100%"/>
      </text:list-level-style-bullet>
      <text:list-level-style-bullet text:level="8" text:bullet-char="»">
        <style:list-level-properties text:space-before="5.08cm"/>
        <style:text-properties style:font-name="Arial" fo:color="#a6a6a6" fo:font-size="100%"/>
      </text:list-level-style-bullet>
      <text:list-level-style-bullet text:level="9" text:bullet-char="»">
        <style:list-level-properties text:space-before="5.08cm"/>
        <style:text-properties style:font-name="Arial" fo:color="#a6a6a6" fo:font-size="100%"/>
      </text:list-level-style-bullet>
      <text:list-level-style-bullet text:level="10" text:bullet-char="»">
        <style:list-level-properties text:space-before="5.08cm"/>
        <style:text-properties style:font-name="Arial" fo:color="#a6a6a6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c29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Заглавие6" presentation:presentation-page-layout-name="AL1T0" presentation:use-date-time-name="dtd1">
        <draw:frame presentation:style-name="pr1" draw:text-style-name="P2" draw:layer="layout" svg:width="23.601cm" svg:height="6.493cm" svg:x="0.8cm" svg:y="11cm" presentation:class="subtitle" presentation:user-transformed="true">
          <draw:text-box>
            <text:p text:style-name="P1"><text:span text:style-name="T1">Выполнил студент</text:span></text:p>
            <text:p text:style-name="P1"><text:span text:style-name="T1">Группы ИС-Б17</text:span></text:p>
            <text:p text:style-name="P1"><text:span text:style-name="T1">Отделения ИКС</text:span></text:p>
            <text:p text:style-name="P1"><text:span text:style-name="T1">Петренко В. Ю.</text:span></text:p>
            <text:p text:style-name="P1"><text:span text:style-name="T1">Научный руководитель:</text:span></text:p>
            <text:p text:style-name="P1"><text:span text:style-name="T1">Мирзеабасов О. А.</text:span></text:p>
          </draw:text-box>
        </draw:frame>
        <draw:custom-shape draw:name="Номер слайда 5" draw:style-name="gr1" draw:text-style-name="P4" draw:layer="layout" svg:width="5.926cm" svg:height="1.014cm" svg:x="18.702cm" svg:y="17.908cm">
          <text:list text:style-name="L2">
            <text:list-header>
              <text:p text:style-name="P3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6" draw:layer="layout" svg:width="24.002cm" svg:height="6.631cm" svg:x="0.419cm" svg:y="4.083cm" presentation:class="title" presentation:user-transformed="true">
          <draw:text-box>
            <text:list text:style-name="L3">
              <text:list-header>
                <text:p text:style-name="P5"><text:span text:style-name="T3">Отчёт по НИР</text:span><text:span text:style-name="T3"><text:line-break/></text:span><text:span text:style-name="T3">«Разработка наземной системы позиционирования и навигации микродрона с применением компьютерного зрения»</text:span></text:p>
              </text:list-header>
            </text:list>
          </draw:text-box>
        </draw:frame>
        <draw:frame presentation:style-name="pr3" draw:text-style-name="P8" draw:layer="layout" svg:width="23.601cm" svg:height="0.848cm" svg:x="0.6cm" svg:y="17.6cm">
          <draw:text-box>
            <text:p text:style-name="P7"><text:span text:style-name="T1">Обнинск 2020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Заглавие1" presentation:use-date-time-name="dtd1">
        <draw:frame presentation:style-name="pr5" draw:text-style-name="P11" draw:layer="layout" svg:width="24.064cm" svg:height="2.602cm" svg:x="0.639cm" svg:y="0.123cm" presentation:class="title" presentation:user-transformed="true">
          <draw:text-box>
            <text:p text:style-name="P10"><text:span text:style-name="T4">Содержание</text:span></text:p>
          </draw:text-box>
        </draw:frame>
        <draw:custom-shape draw:name="Номер слайда 10" draw:style-name="gr3" draw:text-style-name="P4" draw:layer="layout" svg:width="5.927cm" svg:height="1.015cm" svg:x="18.9cm" svg:y="17.903cm">
          <text:list text:style-name="L2">
            <text:list-header>
              <text:p text:style-name="P3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4" draw:text-style-name="P13" draw:layer="layout" svg:width="22.77cm" svg:height="12.762cm" svg:x="1.63cm" svg:y="4.123cm">
          <draw:text-box>
            <text:list text:style-name="L4">
              <text:list-item>
                <text:p text:style-name="P12"><text:span text:style-name="T5">Актуальность темы исследования</text:span></text:p>
              </text:list-item>
              <text:list-item>
                <text:p text:style-name="P12"><text:span text:style-name="T5">Цель исследования и задачи</text:span></text:p>
              </text:list-item>
              <text:list-item>
                <text:p text:style-name="P12"><text:span text:style-name="T5">Часть 1</text:span></text:p>
              </text:list-item>
              <text:list-item>
                <text:p text:style-name="P12"><text:span text:style-name="T5">Часть 2</text:span></text:p>
              </text:list-item>
              <text:list-item>
                <text:p text:style-name="P12"><text:span text:style-name="T5">Часть 3</text:span></text:p>
              </text:list-item>
              <text:list-item>
                <text:p text:style-name="P12"><text:span text:style-name="T5">Часть 4</text:span></text:p>
              </text:list-item>
              <text:list-item>
                <text:p text:style-name="P12"><text:span text:style-name="T5">Часть 5</text:span></text:p>
              </text:list-item>
              <text:list-item>
                <text:p text:style-name="P12"><text:span text:style-name="T5">Выводы</text:span></text:p>
              </text:list-item>
              <text:list-item>
                <text:p text:style-name="P12"><text:span text:style-name="T5">Заключение</text:span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2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5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7">Актуальность темы исследования</text:span></text:p>
              </text:list-header>
            </text:list>
          </draw:text-box>
        </draw:frame>
        <draw:custom-shape draw:name="Номер слайда 10" draw:style-name="gr6" draw:text-style-name="P4" draw:layer="layout" svg:width="5.927cm" svg:height="1.015cm" svg:x="18.9cm" svg:y="17.903cm">
          <text:list text:style-name="L2">
            <text:list-header>
              <text:p text:style-name="P3"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3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7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7">Цель исследования и задачи</text:span></text:p>
              </text:list-header>
            </text:list>
          </draw:text-box>
        </draw:frame>
        <draw:custom-shape draw:name="Номер слайда 10" draw:style-name="gr8" draw:text-style-name="P4" draw:layer="layout" svg:width="5.927cm" svg:height="1.015cm" svg:x="18.9cm" svg:y="17.903cm">
          <text:list text:style-name="L2">
            <text:list-header>
              <text:p text:style-name="P3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4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9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8">Часть 1</text:span></text:p>
              </text:list-header>
            </text:list>
          </draw:text-box>
        </draw:frame>
        <draw:custom-shape draw:name="Номер слайда 10" draw:style-name="gr10" draw:text-style-name="P4" draw:layer="layout" svg:width="5.927cm" svg:height="1.015cm" svg:x="18.9cm" svg:y="17.903cm">
          <text:list text:style-name="L2">
            <text:list-header>
              <text:p text:style-name="P3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5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1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8">Часть 2</text:span></text:p>
              </text:list-header>
            </text:list>
          </draw:text-box>
        </draw:frame>
        <draw:custom-shape draw:name="Номер слайда 10" draw:style-name="gr12" draw:text-style-name="P4" draw:layer="layout" svg:width="5.927cm" svg:height="1.015cm" svg:x="18.9cm" svg:y="17.903cm">
          <text:list text:style-name="L2">
            <text:list-header>
              <text:p text:style-name="P3"><text:span text:style-name="T2">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6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3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8">Часть 3</text:span></text:p>
              </text:list-header>
            </text:list>
          </draw:text-box>
        </draw:frame>
        <draw:custom-shape draw:name="Номер слайда 10" draw:style-name="gr14" draw:text-style-name="P4" draw:layer="layout" svg:width="5.927cm" svg:height="1.015cm" svg:x="18.9cm" svg:y="17.903cm">
          <text:list text:style-name="L2">
            <text:list-header>
              <text:p text:style-name="P3"><text:span text:style-name="T2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7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5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8">Часть 4</text:span></text:p>
              </text:list-header>
            </text:list>
          </draw:text-box>
        </draw:frame>
        <draw:custom-shape draw:name="Номер слайда 10" draw:style-name="gr16" draw:text-style-name="P4" draw:layer="layout" svg:width="5.927cm" svg:height="1.015cm" svg:x="18.9cm" svg:y="17.903cm">
          <text:list text:style-name="L2">
            <text:list-header>
              <text:p text:style-name="P3"><text:span text:style-name="T2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8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7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8">Часть 5</text:span></text:p>
              </text:list-header>
            </text:list>
          </draw:text-box>
        </draw:frame>
        <draw:custom-shape draw:name="Номер слайда 10" draw:style-name="gr18" draw:text-style-name="P4" draw:layer="layout" svg:width="5.927cm" svg:height="1.015cm" svg:x="18.9cm" svg:y="17.903cm">
          <text:list text:style-name="L2">
            <text:list-header>
              <text:p text:style-name="P3"><text:span text:style-name="T2">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9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9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8">Выводы</text:span></text:p>
              </text:list-header>
            </text:list>
          </draw:text-box>
        </draw:frame>
        <draw:custom-shape draw:name="Номер слайда 10" draw:style-name="gr20" draw:text-style-name="P4" draw:layer="layout" svg:width="5.927cm" svg:height="1.015cm" svg:x="18.9cm" svg:y="17.903cm">
          <text:list text:style-name="L2">
            <text:list-header>
              <text:p text:style-name="P3"><text:span text:style-name="T2">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10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21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7"><text:span text:style-name="T8">Заключение</text:span></text:p>
              </text:list-header>
            </text:list>
          </draw:text-box>
        </draw:frame>
        <draw:custom-shape draw:name="Номер слайда 10" draw:style-name="gr22" draw:text-style-name="P4" draw:layer="layout" svg:width="5.927cm" svg:height="1.015cm" svg:x="18.9cm" svg:y="17.903cm">
          <text:list text:style-name="L2">
            <text:list-header>
              <text:p text:style-name="P3"><text:span text:style-name="T2">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presentation:style-name="pr8" draw:text-style-name="P6" draw:layer="layout" svg:width="24.8cm" svg:height="11.316cm" svg:x="0.2cm" svg:y="4.084cm" presentation:class="title" presentation:user-transformed="true">
          <draw:text-box>
            <text:list text:style-name="L3">
              <text:list-header>
                <text:p text:style-name="P5"><text:span text:style-name="T3">Спасибо за внимание!</text:span><text:span text:style-name="T3"><text:line-break/></text:span><text:span text:style-name="T3"><text:line-break/></text:span><text:span text:style-name="T3"><text:line-break/></text:span><text:span text:style-name="T9">Петренко Валентина Юрьевна</text:span><text:span text:style-name="T9"><text:line-break/></text:span><text:span text:style-name="T10">ИАТЭ НИЯУ МИФИ</text:span><text:span text:style-name="T10"><text:line-break/></text:span><text:span text:style-name="T10">ОИКС 09.03.02 «Информационные системы и технологии»</text:span><text:span text:style-name="T9"><text:line-break/></text:span><text:span text:style-name="T9"><text:line-break/></text:span><text:span text:style-name="T9">Для связи</text:span><text:span text:style-name="T9"><text:line-break/></text:span><text:span text:style-name="T9">e-mail: ikherty@gmail.com</text:span></text:p>
              </text:list-header>
            </text:list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11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23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AE60000083195A76240D72465C1.jpg" xlink:type="simple" xlink:show="embed" xlink:actuate="onLoad"/>
    <draw:fill-image draw:name="Bitmap_20_2" draw:display-name="Bitmap 2" xlink:href="Pictures/100000000000089800000672029E85EF701EDF7D.jpg" xlink:type="simple" xlink:show="embed" xlink:actuate="onLoad"/>
    <draw:fill-image draw:name="Bitmap_20_3" draw:display-name="Bitmap 3" xlink:href="Pictures/1000000000000AE700000831BEFF40D0EED464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3-outline3" style:family="presentation" style:parent-style-name="Заглавие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3-outline4" style:family="presentation" style:parent-style-name="Заглавие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5" style:family="presentation" style:parent-style-name="Заглавие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6" style:family="presentation" style:parent-style-name="Заглавие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7" style:family="presentation" style:parent-style-name="Заглавие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8" style:family="presentation" style:parent-style-name="Заглавие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9" style:family="presentation" style:parent-style-name="Заглавие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subtitle" style:family="presentation">
      <style:graphic-properties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4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Заглавие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4-notes" style:family="presentation">
      <style:graphic-properties draw:stroke="none" draw:fill="none">
        <text:list-style style:name="Заглавие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4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4-outline2" style:family="presentation" style:parent-style-name="Заглавие4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4-outline3" style:family="presentation" style:parent-style-name="Заглавие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4-outline4" style:family="presentation" style:parent-style-name="Заглавие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5" style:family="presentation" style:parent-style-name="Заглавие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6" style:family="presentation" style:parent-style-name="Заглавие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7" style:family="presentation" style:parent-style-name="Заглавие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8" style:family="presentation" style:parent-style-name="Заглавие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9" style:family="presentation" style:parent-style-name="Заглавие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subtitle" style:family="presentation">
      <style:graphic-properties draw:stroke="none" draw:fill="none" draw:textarea-vertical-align="middle">
        <text:list-style style:name="Заглавие4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4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5-notes" style:family="presentation">
      <style:graphic-properties draw:stroke="none" draw:fill="none">
        <text:list-style style:name="Заглавие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5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5-outline2" style:family="presentation" style:parent-style-name="Заглавие5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5-outline3" style:family="presentation" style:parent-style-name="Заглавие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5-outline4" style:family="presentation" style:parent-style-name="Заглавие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5" style:family="presentation" style:parent-style-name="Заглавие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6" style:family="presentation" style:parent-style-name="Заглавие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7" style:family="presentation" style:parent-style-name="Заглавие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8" style:family="presentation" style:parent-style-name="Заглавие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9" style:family="presentation" style:parent-style-name="Заглавие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subtitle" style:family="presentation">
      <style:graphic-properties draw:stroke="none" draw:fill="none" draw:textarea-vertical-align="middle">
        <text:list-style style:name="Заглавие5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5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6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6-notes" style:family="presentation">
      <style:graphic-properties draw:stroke="none" draw:fill="none">
        <text:list-style style:name="Заглавие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6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6-outline2" style:family="presentation" style:parent-style-name="Заглавие6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6-outline3" style:family="presentation" style:parent-style-name="Заглавие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6-outline4" style:family="presentation" style:parent-style-name="Заглавие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5" style:family="presentation" style:parent-style-name="Заглавие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6" style:family="presentation" style:parent-style-name="Заглавие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7" style:family="presentation" style:parent-style-name="Заглавие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8" style:family="presentation" style:parent-style-name="Заглавие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9" style:family="presentation" style:parent-style-name="Заглавие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subtitle" style:family="presentation">
      <style:graphic-properties draw:stroke="none" draw:fill="none" draw:textarea-vertical-align="middle">
        <text:list-style style:name="Заглавие6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6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draw:background-size="border" draw:fill="bitmap" draw:fill-color="#ffffff" draw:fill-image-name="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89cm" fo:min-width="18.73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14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89cm" fo:min-width="1.2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89cm" fo:min-width="18.74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16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89cm" fo:min-width="1.277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89cm" fo:min-width="18.73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18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89cm" fo:min-width="1.277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9cm" fo:min-width="18.74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20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9cm" fo:min-width="1.277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9cm" fo:min-width="18.73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22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9cm" fo:min-width="1.277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9cm" fo:min-width="18.74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24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94cm" fo:min-width="1.277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8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min-height="2.566cm" fo:min-width="5.815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2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3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4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5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6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4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solid" draw:fill-color="#d7dae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8c292a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c6d9f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color="#000000" style:font-name="Calibri" fo:font-size="12pt" style:font-size-asian="12pt" style:font-size-complex="12pt"/>
    </style:style>
    <style:style style:name="MT2" style:family="text">
      <style:text-properties fo:color="#000000"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MT3" style:family="text">
      <style:text-properties fo:color="#ffffff" style:font-name="Calibri" fo:font-size="20pt" fo:language="ru" fo:country="RU" style:font-size-asian="20pt" style:language-asian="ru" style:country-asian="RU" style:font-size-complex="20pt" style:language-complex="ru" style:country-complex="RU"/>
    </style:style>
    <style:style style:name="MT4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MT5" style:family="text">
      <style:text-properties fo:color="#7f7f7f" style:font-name="Calibri" fo:font-size="20pt" fo:language="en" fo:country="US" style:font-size-asian="20pt" style:language-asian="en" style:country-asian="US" style:font-size-complex="2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4770c4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23234a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2"><text:page-number>&lt;номер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Обычный" style:page-layout-name="PM1" draw:style-name="Mdp1">
      <draw:frame presentation:style-name="Обычный-title" draw:layer="backgroundobjects" svg:width="23.402cm" svg:height="3.175cm" svg:x="1.098cm" svg:y="6.547cm" presentation:class="title" presentation:placeholder="true">
        <draw:text-box/>
      </draw:frame>
      <draw:frame presentation:style-name="Обычный-outline1" draw:layer="backgroundobjects" svg:width="23.402cm" svg:height="6.694cm" svg:x="1.098cm" svg:y="10.323cm" presentation:class="outline" presentation:placeholder="true">
        <draw:text-box/>
      </draw:frame>
      <draw:frame draw:style-name="Mgr6" draw:text-style-name="MP4" draw:layer="backgroundobjects" svg:width="5.926cm" svg:height="1.014cm" svg:x="18.574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5cm" svg:x="3.175cm" svg:y="1.904cm" presentation:class="page"/>
        <draw:frame presentation:style-name="Обычный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2">
      <draw:custom-shape draw:name="TextBox 1" draw:style-name="Mgr11" draw:text-style-name="MP2" draw:layer="backgroundobjects" svg:width="6.501cm" svg:height="1.108cm" svg:x="2.795cm" svg:y="17.82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1-title" draw:layer="backgroundobjects" svg:width="23.402cm" svg:height="3.175cm" svg:x="1.098cm" svg:y="6.547cm" presentation:class="title" presentation:placeholder="true">
        <draw:text-box/>
      </draw:frame>
      <draw:frame presentation:style-name="Заглавие1-outline1" draw:layer="backgroundobjects" svg:width="23.402cm" svg:height="6.694cm" svg:x="1.098cm" svg:y="10.323cm" presentation:class="outline" presentation:placeholder="true">
        <draw:text-box/>
      </draw:frame>
      <draw:frame draw:style-name="Mgr12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1-title" draw:layer="backgroundobjects" svg:width="12.7cm" svg:height="9.525cm" svg:x="3.175cm" svg:y="1.904cm" presentation:class="page"/>
        <draw:frame presentation:style-name="Заглавие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2">
      <draw:custom-shape draw:name="Прямоугольник 20" draw:style-name="Mgr13" draw:text-style-name="MP6" draw:layer="backgroundobjects" svg:width="19.239cm" svg:height="1.649cm" svg:x="2.743cm" svg:y="4.167cm">
        <text:p/>
        <draw:enhanced-geometry svg:viewBox="0 0 21600 21600" draw:type="rectangle" draw:enhanced-path="M 0 0 L 21600 0 21600 21600 0 21600 0 0 Z N"/>
      </draw:custom-shape>
      <draw:custom-shape draw:name="Прямоугольник 21" draw:style-name="Mgr14" draw:text-style-name="MP7" draw:layer="backgroundobjects" svg:width="1.777cm" svg:height="1.649cm" svg:x="0.922cm" svg:y="4.167cm">
        <text:p/>
        <draw:enhanced-geometry svg:viewBox="0 0 21600 21600" draw:type="rectangle" draw:enhanced-path="M 0 0 L 21600 0 21600 21600 0 21600 0 0 Z N"/>
      </draw:custom-shape>
      <draw:custom-shape draw:name="Прямоугольник 22" draw:style-name="Mgr15" draw:text-style-name="MP6" draw:layer="backgroundobjects" svg:width="19.24cm" svg:height="1.649cm" svg:x="2.738cm" svg:y="6.324cm">
        <text:p/>
        <draw:enhanced-geometry svg:viewBox="0 0 21600 21600" draw:type="rectangle" draw:enhanced-path="M 0 0 L 21600 0 21600 21600 0 21600 0 0 Z N"/>
      </draw:custom-shape>
      <draw:custom-shape draw:name="Прямоугольник 23" draw:style-name="Mgr16" draw:text-style-name="MP7" draw:layer="backgroundobjects" svg:width="1.777cm" svg:height="1.649cm" svg:x="0.9cm" svg:y="6.324cm">
        <text:p/>
        <draw:enhanced-geometry svg:viewBox="0 0 21600 21600" draw:type="rectangle" draw:enhanced-path="M 0 0 L 21600 0 21600 21600 0 21600 0 0 Z N"/>
      </draw:custom-shape>
      <draw:custom-shape draw:name="Прямоугольник 24" draw:style-name="Mgr17" draw:text-style-name="MP6" draw:layer="backgroundobjects" svg:width="19.239cm" svg:height="1.649cm" svg:x="2.721cm" svg:y="8.524cm">
        <text:p/>
        <draw:enhanced-geometry svg:viewBox="0 0 21600 21600" draw:type="rectangle" draw:enhanced-path="M 0 0 L 21600 0 21600 21600 0 21600 0 0 Z N"/>
      </draw:custom-shape>
      <draw:custom-shape draw:name="Прямоугольник 25" draw:style-name="Mgr18" draw:text-style-name="MP7" draw:layer="backgroundobjects" svg:width="1.777cm" svg:height="1.649cm" svg:x="0.9cm" svg:y="8.524cm">
        <text:p/>
        <draw:enhanced-geometry svg:viewBox="0 0 21600 21600" draw:type="rectangle" draw:enhanced-path="M 0 0 L 21600 0 21600 21600 0 21600 0 0 Z N"/>
      </draw:custom-shape>
      <draw:custom-shape draw:name="Прямоугольник 26" draw:style-name="Mgr19" draw:text-style-name="MP6" draw:layer="backgroundobjects" svg:width="19.24cm" svg:height="1.65cm" svg:x="2.672cm" svg:y="10.724cm">
        <text:p/>
        <draw:enhanced-geometry svg:viewBox="0 0 21600 21600" draw:type="rectangle" draw:enhanced-path="M 0 0 L 21600 0 21600 21600 0 21600 0 0 Z N"/>
      </draw:custom-shape>
      <draw:custom-shape draw:name="Прямоугольник 27" draw:style-name="Mgr20" draw:text-style-name="MP7" draw:layer="backgroundobjects" svg:width="1.777cm" svg:height="1.65cm" svg:x="0.851cm" svg:y="10.724cm">
        <text:p/>
        <draw:enhanced-geometry svg:viewBox="0 0 21600 21600" draw:type="rectangle" draw:enhanced-path="M 0 0 L 21600 0 21600 21600 0 21600 0 0 Z N"/>
      </draw:custom-shape>
      <draw:custom-shape draw:name="Прямоугольник 28" draw:style-name="Mgr21" draw:text-style-name="MP6" draw:layer="backgroundobjects" svg:width="19.239cm" svg:height="1.65cm" svg:x="2.646cm" svg:y="12.929cm">
        <text:p/>
        <draw:enhanced-geometry svg:viewBox="0 0 21600 21600" draw:type="rectangle" draw:enhanced-path="M 0 0 L 21600 0 21600 21600 0 21600 0 0 Z N"/>
      </draw:custom-shape>
      <draw:custom-shape draw:name="Прямоугольник 29" draw:style-name="Mgr22" draw:text-style-name="MP7" draw:layer="backgroundobjects" svg:width="1.777cm" svg:height="1.65cm" svg:x="0.851cm" svg:y="12.929cm">
        <text:p/>
        <draw:enhanced-geometry svg:viewBox="0 0 21600 21600" draw:type="rectangle" draw:enhanced-path="M 0 0 L 21600 0 21600 21600 0 21600 0 0 Z N"/>
      </draw:custom-shape>
      <draw:custom-shape draw:name="Прямоугольник 30" draw:style-name="Mgr23" draw:text-style-name="MP6" draw:layer="backgroundobjects" svg:width="19.24cm" svg:height="1.65cm" svg:x="2.628cm" svg:y="15.125cm">
        <text:p/>
        <draw:enhanced-geometry svg:viewBox="0 0 21600 21600" draw:type="rectangle" draw:enhanced-path="M 0 0 L 21600 0 21600 21600 0 21600 0 0 Z N"/>
      </draw:custom-shape>
      <draw:custom-shape draw:name="Прямоугольник 31" draw:style-name="Mgr24" draw:text-style-name="MP7" draw:layer="backgroundobjects" svg:width="1.777cm" svg:height="1.654cm" svg:x="0.851cm" svg:y="15.121cm">
        <text:p/>
        <draw:enhanced-geometry svg:viewBox="0 0 21600 21600" draw:type="rectangle" draw:enhanced-path="M 0 0 L 21600 0 21600 21600 0 21600 0 0 Z N"/>
      </draw:custom-shape>
      <draw:custom-shape draw:name="TextBox 35" draw:style-name="Mgr25" draw:text-style-name="MP2" draw:layer="backgroundobjects" svg:width="6.501cm" svg:height="1.108cm" svg:x="2.795cm" svg:y="17.82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3.402cm" svg:height="3.175cm" svg:x="1.098cm" svg:y="6.547cm" presentation:class="title" presentation:placeholder="true">
        <draw:text-box/>
      </draw:frame>
      <draw:frame presentation:style-name="Заглавие2-outline1" draw:layer="backgroundobjects" svg:width="23.402cm" svg:height="6.694cm" svg:x="1.098cm" svg:y="10.323cm" presentation:class="outline" presentation:placeholder="true">
        <draw:text-box/>
      </draw:frame>
      <draw:frame draw:style-name="Mgr26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2-title" draw:layer="backgroundobjects" svg:width="12.7cm" svg:height="9.525cm" svg:x="3.175cm" svg:y="1.904cm" presentation:class="page"/>
        <draw:frame presentation:style-name="Заглавие2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3">
      <draw:g draw:name="Прямоугольник 6">
        <draw:frame draw:name="Прямоугольник 6" draw:style-name="Mgr27" draw:text-style-name="MP8" draw:layer="backgroundobjects" svg:width="6.311cm" svg:height="2.812cm" svg:x="0cm" svg:y="6.169cm">
          <draw:image xlink:href="Pictures/1000020100000175000000A7327CD09528BC987E.png" xlink:type="simple" xlink:show="embed" xlink:actuate="onLoad">
            <text:p/>
          </draw:image>
        </draw:frame>
        <draw:custom-shape draw:style-name="Mgr28" draw:text-style-name="MP9" draw:layer="backgroundobjects" svg:width="6.315cm" svg:height="2.826cm" svg:x="0cm" svg:y="6.165cm">
          <text:p/>
          <draw:enhanced-geometry svg:viewBox="0 0 21600 21600" draw:type="mso-spt202" draw:enhanced-path="M 0 0 L 21600 0 21600 21600 0 21600 0 0 Z N"/>
        </draw:custom-shape>
      </draw:g>
      <draw:custom-shape draw:name="TextBox 7" draw:style-name="Mgr29" draw:text-style-name="MP2" draw:layer="backgroundobjects" svg:width="6.501cm" svg:height="1.108cm" svg:x="0.595cm" svg:y="17.85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3-title" draw:layer="backgroundobjects" svg:width="23.402cm" svg:height="3.175cm" svg:x="1.098cm" svg:y="6.547cm" presentation:class="title" presentation:placeholder="true">
        <draw:text-box/>
      </draw:frame>
      <draw:frame presentation:style-name="Заглавие3-outline1" draw:layer="backgroundobjects" svg:width="23.402cm" svg:height="6.694cm" svg:x="1.098cm" svg:y="10.323cm" presentation:class="outline" presentation:placeholder="true">
        <draw:text-box/>
      </draw:frame>
      <draw:frame draw:style-name="Mgr30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3-title" draw:layer="backgroundobjects" svg:width="12.7cm" svg:height="9.525cm" svg:x="3.175cm" svg:y="1.904cm" presentation:class="page"/>
        <draw:frame presentation:style-name="Заглавие3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4" style:page-layout-name="PM1" draw:style-name="Mdp2">
      <draw:custom-shape draw:name="Прямоугольник 10" draw:style-name="Mgr31" draw:text-style-name="MP10" draw:layer="backgroundobjects" svg:width="21.069cm" svg:height="1.649cm" svg:x="0.913cm" svg:y="4.167cm">
        <text:p/>
        <draw:enhanced-geometry svg:viewBox="0 0 21600 21600" draw:type="rectangle" draw:enhanced-path="M 0 0 L 21600 0 21600 21600 0 21600 0 0 Z N"/>
      </draw:custom-shape>
      <draw:custom-shape draw:name="Прямоугольник 22" draw:style-name="Mgr32" draw:text-style-name="MP10" draw:layer="backgroundobjects" svg:width="21.069cm" svg:height="1.649cm" svg:x="0.913cm" svg:y="6.324cm">
        <text:p/>
        <draw:enhanced-geometry svg:viewBox="0 0 21600 21600" draw:type="rectangle" draw:enhanced-path="M 0 0 L 21600 0 21600 21600 0 21600 0 0 Z N"/>
      </draw:custom-shape>
      <draw:custom-shape draw:name="Прямоугольник 23" draw:style-name="Mgr33" draw:text-style-name="MP10" draw:layer="backgroundobjects" svg:width="21.069cm" svg:height="1.649cm" svg:x="0.913cm" svg:y="8.524cm">
        <text:p/>
        <draw:enhanced-geometry svg:viewBox="0 0 21600 21600" draw:type="rectangle" draw:enhanced-path="M 0 0 L 21600 0 21600 21600 0 21600 0 0 Z N"/>
      </draw:custom-shape>
      <draw:custom-shape draw:name="Прямоугольник 24" draw:style-name="Mgr34" draw:text-style-name="MP10" draw:layer="backgroundobjects" svg:width="21.069cm" svg:height="1.65cm" svg:x="0.913cm" svg:y="10.724cm">
        <text:p/>
        <draw:enhanced-geometry svg:viewBox="0 0 21600 21600" draw:type="rectangle" draw:enhanced-path="M 0 0 L 21600 0 21600 21600 0 21600 0 0 Z N"/>
      </draw:custom-shape>
      <draw:custom-shape draw:name="Прямоугольник 27" draw:style-name="Mgr35" draw:text-style-name="MP10" draw:layer="backgroundobjects" svg:width="21.069cm" svg:height="1.649cm" svg:x="0.913cm" svg:y="12.925cm">
        <text:p/>
        <draw:enhanced-geometry svg:viewBox="0 0 21600 21600" draw:type="rectangle" draw:enhanced-path="M 0 0 L 21600 0 21600 21600 0 21600 0 0 Z N"/>
      </draw:custom-shape>
      <draw:custom-shape draw:name="Прямоугольник 28" draw:style-name="Mgr36" draw:text-style-name="MP10" draw:layer="backgroundobjects" svg:width="21.069cm" svg:height="1.649cm" svg:x="0.913cm" svg:y="15.086cm">
        <text:p/>
        <draw:enhanced-geometry svg:viewBox="0 0 21600 21600" draw:type="rectangle" draw:enhanced-path="M 0 0 L 21600 0 21600 21600 0 21600 0 0 Z N"/>
      </draw:custom-shape>
      <draw:custom-shape draw:name="TextBox 17" draw:style-name="Mgr37" draw:text-style-name="MP2" draw:layer="backgroundobjects" svg:width="6.501cm" svg:height="1.108cm" svg:x="2.795cm" svg:y="17.82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4-title" draw:layer="backgroundobjects" svg:width="23.402cm" svg:height="3.175cm" svg:x="1.098cm" svg:y="6.547cm" presentation:class="title" presentation:placeholder="true">
        <draw:text-box/>
      </draw:frame>
      <draw:frame presentation:style-name="Заглавие4-outline1" draw:layer="backgroundobjects" svg:width="23.402cm" svg:height="6.694cm" svg:x="1.098cm" svg:y="10.323cm" presentation:class="outline" presentation:placeholder="true">
        <draw:text-box/>
      </draw:frame>
      <draw:frame draw:style-name="Mgr38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4-title" draw:layer="backgroundobjects" svg:width="12.7cm" svg:height="9.525cm" svg:x="3.175cm" svg:y="1.904cm" presentation:class="page"/>
        <draw:frame presentation:style-name="Заглавие4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5" style:page-layout-name="PM1" draw:style-name="Mdp1">
      <draw:custom-shape draw:name="TextBox 5" draw:style-name="Mgr39" draw:text-style-name="MP2" draw:layer="backgroundobjects" svg:width="6.501cm" svg:height="1.108cm" svg:x="0.595cm" svg:y="17.85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5-title" draw:layer="backgroundobjects" svg:width="23.402cm" svg:height="3.175cm" svg:x="1.098cm" svg:y="6.547cm" presentation:class="title" presentation:placeholder="true">
        <draw:text-box/>
      </draw:frame>
      <draw:frame presentation:style-name="Заглавие5-outline1" draw:layer="backgroundobjects" svg:width="23.402cm" svg:height="6.694cm" svg:x="1.098cm" svg:y="10.323cm" presentation:class="outline" presentation:placeholder="true">
        <draw:text-box/>
      </draw:frame>
      <draw:frame draw:style-name="Mgr40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5-title" draw:layer="backgroundobjects" svg:width="12.7cm" svg:height="9.525cm" svg:x="3.175cm" svg:y="1.904cm" presentation:class="page"/>
        <draw:frame presentation:style-name="Заглавие5-notes" draw:layer="backgroundobjects" svg:width="15.24cm" svg:height="11.43cm" svg:x="1.905cm" svg:y="12.065cm" presentation:class="notes" presentation:placeholder="true">
          <draw:text-box/>
        </draw:frame>
        <draw:frame presentation:style-name="Mpr1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6" style:page-layout-name="PM1" draw:style-name="Mdp1">
      <draw:custom-shape draw:name="TextBox 8" draw:style-name="Mgr41" draw:text-style-name="MP2" draw:layer="backgroundobjects" svg:width="6.501cm" svg:height="1.108cm" svg:x="0.595cm" svg:y="17.85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6-title" draw:layer="backgroundobjects" svg:width="23.402cm" svg:height="3.175cm" svg:x="1.098cm" svg:y="6.547cm" presentation:class="title" presentation:placeholder="true">
        <draw:text-box/>
      </draw:frame>
      <draw:frame presentation:style-name="Заглавие6-outline1" draw:layer="backgroundobjects" svg:width="23.402cm" svg:height="6.694cm" svg:x="1.098cm" svg:y="10.323cm" presentation:class="outline" presentation:placeholder="true">
        <draw:text-box/>
      </draw:frame>
      <draw:frame draw:style-name="Mgr42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6-title" draw:layer="backgroundobjects" svg:width="12.7cm" svg:height="9.525cm" svg:x="3.175cm" svg:y="1.904cm" presentation:class="page"/>
        <draw:frame presentation:style-name="Заглавие6-notes" draw:layer="backgroundobjects" svg:width="15.24cm" svg:height="11.43cm" svg:x="1.905cm" svg:y="12.065cm" presentation:class="notes" presentation:placeholder="true">
          <draw:text-box/>
        </draw:frame>
        <draw:frame presentation:style-name="Mpr2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Ольга Астахова</meta:initial-creator>
    <meta:creation-date>2014-10-03T13:10:32</meta:creation-date>
    <dc:date>2020-12-25T23:49:46.512543736</dc:date>
    <meta:editing-cycles>49</meta:editing-cycles>
    <meta:editing-duration>PT12H14M46S</meta:editing-duration>
    <meta:generator>LibreOffice/6.0.7.3$Linux_X86_64 LibreOffice_project/00m0$Build-3</meta:generator>
    <meta:document-statistic meta:object-count="176"/>
  </office:meta>
</office:document-meta>
</file>